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58" table:formula="of:=[.D6]-[.F45]" table:style-name="ce15">
            <text:p>58</text:p>
          </table:table-cell>
          <table:table-cell office:value-type="float" office:value="58" table:formula="of:=[.E6]-[.G45]" table:style-name="ce15">
            <text:p>58</text:p>
          </table:table-cell>
          <table:table-cell office:value-type="float" office:value="58" table:formula="of:=[.F6]-[.H45]" table:style-name="ce15">
            <text:p>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60" table:formula="of:=SUM([.E3:.E17])" table:style-name="ce1">
            <text:p>260</text:p>
          </table:table-cell>
          <table:table-cell office:value-type="float" office:value="260" table:formula="of:=SUM([.F3:.F17])" table:style-name="ce1">
            <text:p>260</text:p>
          </table:table-cell>
          <table:table-cell office:value-type="float" office:value="260" table:formula="of:=SUM([.G3:.G17])" table:style-name="ce1">
            <text:p>260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.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.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.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.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.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.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.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.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.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.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.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.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.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.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.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.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.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.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.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.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.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.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.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.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.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.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.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.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.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.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.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.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.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.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.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.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.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.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.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.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.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.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.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.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.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.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.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.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.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.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.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.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.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.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.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.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60493in" svg:y="7.52899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4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#REF!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5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#REF!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6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#REF!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7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#REF!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0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#REF!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1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#REF!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2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#REF!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3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#REF!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6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#REF!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7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#REF!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8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#REF!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19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#REF!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22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#REF!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#REF!]*(1-1/[.$J$24]*[.J23])" table:style-name="ce26">
            <text:p>#REF!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#REF!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0"/>
          <table:table-cell office:value-type="float" office:value="13" table:formula="of:=COUNTA([.J4:.J22])" table:style-name="ce51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0"/>
          <table:table-cell table:style-name="ce51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0"/>
          <table:table-cell table:style-name="ce51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0"/>
          <table:table-cell table:style-name="ce51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.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3.5" table:formula="of:=SUM([.F38:.F43])" table:style-name="ce33">
            <text:p>3.5</text:p>
          </table:table-cell>
          <table:table-cell office:value-type="float" office:value="28" table:formula="of:=SUM([.G38:.G43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8:.F48])" table:style-name="ce28">
            <text:p>0</text:p>
          </table:table-cell>
          <table:table-cell office:value-type="float" office:value="10" table:formula="of:=SUM([.G48:.G48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3:.F55])" table:style-name="ce33">
            <text:p>0</text:p>
          </table:table-cell>
          <table:table-cell office:value-type="float" office:value="8" table:formula="of:=SUM([.G53:.G55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0:.F62])" table:style-name="ce28">
            <text:p>0</text:p>
          </table:table-cell>
          <table:table-cell office:value-type="float" office:value="10" table:formula="of:=SUM([.G60:.G62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7:.F70])" table:style-name="ce33">
            <text:p>0</text:p>
          </table:table-cell>
          <table:table-cell office:value-type="float" office:value="19" table:formula="of:=SUM([.G67:.G70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5:.F79])" table:style-name="ce28">
            <text:p>0</text:p>
          </table:table-cell>
          <table:table-cell office:value-type="float" office:value="17" table:formula="of:=SUM([.G75:.G79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4:.F88])" table:style-name="ce33">
            <text:p>0</text:p>
          </table:table-cell>
          <table:table-cell office:value-type="float" office:value="32" table:formula="of:=SUM([.G84:.G88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3:.F95])" table:style-name="ce28">
            <text:p>0</text:p>
          </table:table-cell>
          <table:table-cell office:value-type="float" office:value="20" table:formula="of:=SUM([.G93:.G95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0:.F100])" table:style-name="ce33">
            <text:p>0</text:p>
          </table:table-cell>
          <table:table-cell office:value-type="float" office:value="9" table:formula="of:=SUM([.G100:.G100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5:.F105])" table:style-name="ce28">
            <text:p>0</text:p>
          </table:table-cell>
          <table:table-cell office:value-type="float" office:value="15" table:formula="of:=SUM([.G105:.G105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0:.F110])" table:style-name="ce28">
            <text:p>0</text:p>
          </table:table-cell>
          <table:table-cell office:value-type="float" office:value="7" table:formula="of:=SUM([.G110:.G110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7:.F117])" table:style-name="ce28">
            <text:p>0</text:p>
          </table:table-cell>
          <table:table-cell office:value-type="float" office:value="12" table:formula="of:=SUM([.G115:.G115])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number-rows-repeated="104845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102" table:base-cell-address="IT2.$A$1"/>
        <table:named-range table:name="IT2H12" table:cell-range-address="IT2.$F$109" table:base-cell-address="IT2.$A$1"/>
        <table:named-range table:name="IT2H13" table:cell-range-address="IT2.$F$120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8" table:base-cell-address="IT2.$A$1"/>
        <table:named-range table:name="IT2H6" table:cell-range-address="IT2.$F$55" table:base-cell-address="IT2.$A$1"/>
        <table:named-range table:name="IT2H7" table:cell-range-address="IT2.$F$66" table:base-cell-address="IT2.$A$1"/>
        <table:named-range table:name="IT2H8" table:cell-range-address="IT2.$F$73" table:base-cell-address="IT2.$A$1"/>
        <table:named-range table:name="IT2H9" table:cell-range-address="IT2.$F$84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Luderic</dc:creator>
    <meta:creation-date>2018-01-29T13:27:33Z</meta:creation-date>
    <dc:date>2020-03-29T16:06:14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409448818897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3"/>
          </chart:axis>
          <chart:series chart:label-cell-address="IT2.$O$3" chart:values-cell-range-address="IT2.$O$4:.$O$23" chart:class="chart:line" chart:attached-axis="primary-y" chart:style-name="G0S0">
            <chart:data-point chart:repeated="20"/>
          </chart:series>
          <chart:series chart:label-cell-address="IT2.$P$3" chart:values-cell-range-address="IT2.$P$4:.$P$23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